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css on the mysterious man is jacked and goes to the right for some reason</text:p>
            </text:list-item>
            <text:list-item>
              <text:p text:style-name="P3">Skipping the tree speech doesn't bring up the right div</text:p>
            </text:list-item>
          </text:list>
        </text:list-item>
        <text:list-item>
          <text:p text:style-name="P2">Kanedos</text:p>
        </text:list-item>
        <text:list-item>
          <text:p text:style-name="P2">Tyrianne</text:p>
          <text:list>
            <text:list-item>
              <text:p text:style-name="P3">Fix the ending of the jewelry interaction, isn't working for some reason</text:p>
            </text:list-item>
            <text:list-item>
              <text:p text:style-name="P3">The poor man is too big a clickable</text:p>
            </text:list-item>
          </text:list>
        </text:list-item>
        <text:list-item>
          <text:p text:style-name="P2">Kaprika</text:p>
        </text:list-item>
        <text:list-item>
          <text:p text:style-name="P2">AliNada</text:p>
          <text:list>
            <text:list-item>
              <text:p text:style-name="P3">MILO ignore butto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03T22:32:38.27</dc:date>
    <meta:editing-duration>PT14H30M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72" meta:character-count="906"/>
  </office:meta>
</office:document-meta>
</file>